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Text_20_body">
      <style:text-properties fo:color="#d7d7d7" loext:opacity="100%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9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0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T1" style:family="text">
      <style:text-properties style:font-name="KaTeX Main" loext:padding="0cm" loext:border="none"/>
    </style:style>
    <style:style style:name="T2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3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6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7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T10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12" style:family="text">
      <style:text-properties fo:font-style="italic" loext:padding="0cm" loext:border="none"/>
    </style:style>
    <style:style style:name="T13" style:family="text">
      <style:text-properties style:font-name="inherit" fo:font-style="italic"/>
    </style:style>
    <style:style style:name="T14" style:family="text">
      <style:text-properties style:font-name="inherit" fo:font-style="italic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ff By One</text:h>
      <text:p text:style-name="Text_20_body"><text:line-break/><text:span text:style-name="T9">Problem</text:span></text:p>
      <text:p text:style-name="P6"><text:span text:style-name="T8">You just bought a new calculator, but it seems to have a small problem: all its results have an extra </text:span><draw:frame draw:style-name="fr1" draw:name="Quadro1" text:anchor-type="char" svg:width="0.041cm" draw:z-index="0"><draw:text-box fo:min-height="0.041cm"><text:p text:style-name="P5">1</text:p></draw:text-box></draw:frame><text:span text:style-name="T10">1</text:span><text:span text:style-name="T8"> appended to the end.<text:line-break/>For example, if you ask it for </text:span><text:span text:style-name="Source_20_Text"><text:span text:style-name="T11">3 + 5</text:span></text:span><text:span text:style-name="T8">, it'll print </text:span><text:span text:style-name="Source_20_Text"><text:span text:style-name="T11">81</text:span></text:span><text:span text:style-name="T8">, and </text:span><text:span text:style-name="Source_20_Text"><text:span text:style-name="T11">4 + 12</text:span></text:span><text:span text:style-name="T8"> will result in </text:span><text:span text:style-name="Source_20_Text"><text:span text:style-name="T11">161</text:span></text:span><text:span text:style-name="T8">.</text:span></text:p>
      <text:p text:style-name="P7">Given <draw:frame draw:style-name="fr1" draw:name="Quadro2" text:anchor-type="char" svg:width="0.041cm" draw:z-index="1"><draw:text-box fo:min-height="0.041cm"><text:p text:style-name="P5">�</text:p></draw:text-box></draw:frame><text:span text:style-name="T14">A</text:span> and <draw:frame draw:style-name="fr1" draw:name="Quadro3" text:anchor-type="char" svg:width="0.041cm" draw:z-index="2"><draw:text-box fo:min-height="0.041cm"><text:p text:style-name="P5">�</text:p></draw:text-box></draw:frame><text:span text:style-name="T14">B</text:span>, can you predict what the calculator will print when you ask it for <draw:frame draw:style-name="fr1" draw:name="Quadro4" text:anchor-type="char" svg:width="0.041cm" draw:z-index="3"><draw:text-box fo:min-height="0.041cm"><text:p text:style-name="P5">�+�</text:p></draw:text-box></draw:frame><text:span text:style-name="T14">A</text:span><text:span text:style-name="T1">+</text:span><text:span text:style-name="T14">B</text:span>?</text:p>
      <text:h text:style-name="P2" text:outline-level="3">Input Format</text:h>
      <text:list xml:id="list41028693" text:style-name="L1">
        <text:list-item>
          <text:p text:style-name="P9">The first and only line of input will contain two space-separated integers <draw:frame draw:style-name="fr1" draw:name="Quadro5" text:anchor-type="char" svg:width="0.041cm" draw:z-index="4"><draw:text-box fo:min-height="0.041cm"><text:p text:style-name="P5">�</text:p></draw:text-box></draw:frame><text:span text:style-name="T12">A</text:span> and <draw:frame draw:style-name="fr1" draw:name="Quadro6" text:anchor-type="char" svg:width="0.041cm" draw:z-index="5"><draw:text-box fo:min-height="0.041cm"><text:p text:style-name="P5">�</text:p></draw:text-box></draw:frame><text:span text:style-name="T12">B</text:span>.</text:p>
        </text:list-item>
      </text:list>
      <text:h text:style-name="P2" text:outline-level="3">Output Format</text:h>
      <text:p text:style-name="P7">Print a single integer: the calculator's output when you enter <draw:frame draw:style-name="fr1" draw:name="Quadro7" text:anchor-type="char" svg:width="0.041cm" draw:z-index="6"><draw:text-box fo:min-height="0.041cm"><text:p text:style-name="P5">�+�</text:p></draw:text-box></draw:frame><text:span text:style-name="T14">A</text:span><text:span text:style-name="T1">+</text:span><text:span text:style-name="T14">B</text:span> into it.</text:p>
      <text:h text:style-name="P2" text:outline-level="3">Constraints</text:h>
      <text:list xml:id="list2091516463" text:style-name="L2">
        <text:list-item>
          <text:p text:style-name="P10"><draw:frame draw:style-name="fr1" draw:name="Quadro8" text:anchor-type="char" svg:width="0.041cm" draw:z-index="7"><draw:text-box fo:min-height="0.041cm"><text:p text:style-name="P5">1≤�,�≤50</text:p></draw:text-box></draw:frame>1≤<text:span text:style-name="T13">A</text:span>,<text:span text:style-name="T13">B</text:span>≤50</text:p>
        </text:list-item>
      </text:list>
      <text:h text:style-name="P2" text:outline-level="3">Sample 1:</text:h>
      <text:p text:style-name="P8">Input</text:p>
      <text:p text:style-name="P8">Output</text:p>
      <text:p text:style-name="P3">3 5</text:p>
      <text:p text:style-name="P3">81</text:p>
      <text:h text:style-name="P2" text:outline-level="3">Explanation:</text:h>
      <text:p text:style-name="P7"><draw:frame draw:style-name="fr1" draw:name="Quadro9" text:anchor-type="char" svg:width="0.041cm" draw:z-index="8"><draw:text-box fo:min-height="0.041cm"><text:p text:style-name="P5">3+5=8</text:p></draw:text-box></draw:frame><text:span text:style-name="T1">3+5=8</text:span>, and the calculator appends a <draw:frame draw:style-name="fr1" draw:name="Quadro10" text:anchor-type="char" svg:width="0.041cm" draw:z-index="9"><draw:text-box fo:min-height="0.041cm"><text:p text:style-name="P5">1</text:p></draw:text-box></draw:frame><text:span text:style-name="T1">1</text:span> to print <draw:frame draw:style-name="fr1" draw:name="Quadro11" text:anchor-type="char" svg:width="0.041cm" draw:z-index="10"><draw:text-box fo:min-height="0.041cm"><text:p text:style-name="P5">81</text:p></draw:text-box></draw:frame><text:span text:style-name="T1">81</text:span>.</text:p>
      <text:h text:style-name="P2" text:outline-level="3">Sample 2:</text:h>
      <text:p text:style-name="P8">Input</text:p>
      <text:p text:style-name="P8">Output</text:p>
      <text:p text:style-name="P3">4 12</text:p>
      <text:p text:style-name="P3">161</text:p>
      <text:h text:style-name="P2" text:outline-level="3">Explanation:</text:h>
      <text:p text:style-name="P7"><draw:frame draw:style-name="fr1" draw:name="Quadro12" text:anchor-type="char" svg:width="0.041cm" draw:z-index="11"><draw:text-box fo:min-height="0.041cm"><text:p text:style-name="P5">4+12=16</text:p></draw:text-box></draw:frame><text:span text:style-name="T1">4+12=16</text:span>, and the calculator appends a <draw:frame draw:style-name="fr1" draw:name="Quadro13" text:anchor-type="char" svg:width="0.041cm" draw:z-index="12"><draw:text-box fo:min-height="0.041cm"><text:p text:style-name="P5">1</text:p></draw:text-box></draw:frame><text:span text:style-name="T1">1</text:span> to print <draw:frame draw:style-name="fr1" draw:name="Quadro14" text:anchor-type="char" svg:width="0.041cm" draw:z-index="13"><draw:text-box fo:min-height="0.041cm"><text:p text:style-name="P5">161</text:p></draw:text-box></draw:frame><text:span text:style-name="T1">161</text:span>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1T09:11:48.313000000</dc:date>
    <meta:editing-duration>PT31S</meta:editing-duration>
    <meta:editing-cycles>1</meta:editing-cycles>
    <meta:document-statistic meta:table-count="0" meta:image-count="0" meta:object-count="0" meta:page-count="1" meta:paragraph-count="38" meta:word-count="154" meta:character-count="734" meta:non-whitespace-character-count="619"/>
    <meta:generator>LibreOffice/7.2.2.2$Windows_X86_64 LibreOffice_project/02b2acce88a210515b4a5bb2e46cbfb63fe97d56</meta:generator>
  </office:meta>
</office:document-meta>
</file>